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formx="urn:openoffice:names:experimental:ooxml-odf-interop:xmlns:form:1.0" xmlns:dr3d="urn:oasis:names:tc:opendocument:xmlns:dr3d:1.0" xmlns:table="urn:oasis:names:tc:opendocument:xmlns:table:1.0" xmlns:number="urn:oasis:names:tc:opendocument:xmlns:datastyle:1.0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css3t="http://www.w3.org/TR/css3-text/" xmlns:xhtml="http://www.w3.org/1999/xhtml" xmlns:grddl="http://www.w3.org/2003/g/data-view#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58cm" fo:min-width="2.3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4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5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3.75cm"/>
      <style:paragraph-properties style:writing-mode="lr-tb"/>
    </style:style>
    <style:style style:name="gr7" style:family="graphic" style:parent-style-name="objectwithoutfill">
      <style:graphic-properties draw:marker-end="Puntas_20_de_20_flecha_20_6" draw:marker-end-width="0.3cm" draw:fill="none" draw:textarea-vertical-align="bottom"/>
      <style:paragraph-properties style:writing-mode="lr-tb"/>
    </style:style>
    <style:style style:name="gr8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4.5cm"/>
      <style:paragraph-properties style:writing-mode="lr-tb"/>
    </style:style>
    <style:style style:name="gr10" style:family="graphic" style:parent-style-name="objectwithoutfill">
      <style:graphic-properties draw:marker-end="Puntas_20_de_20_flecha_20_9" draw:marker-end-width="0.3cm" draw:fill="none" draw:textarea-vertical-align="middl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2cm"/>
      <style:paragraph-properties style:writing-mode="lr-tb"/>
    </style:style>
    <style:style style:name="gr13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14" style:family="graphic" style:parent-style-name="objectwithoutfill">
      <style:graphic-properties draw:marker-end="Puntas_20_de_20_flecha_20_11" draw:marker-end-width="0.3cm" draw:fill="none" draw:textarea-vertical-align="middl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75cm" fo:min-width="3.25cm"/>
      <style:paragraph-properties style:writing-mode="lr-tb"/>
    </style:style>
    <style:style style:name="gr16" style:family="graphic" style:parent-style-name="objectwithoutfill">
      <style:graphic-properties draw:marker-end="Puntas_20_de_20_flecha_20_12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5.5cm" svg:height="1.75cm" svg:x="5.75cm" svg:y="4.5cm">
          <text:p text:style-name="P1"><text:span text:style-name="T1">Buscar el personaje con nombre</text:span></text:p>
          <text:p text:style-name="P1"><text:span text:style-name="T1">o apellidos introducidos en la caja</text:span></text:p>
          <text:p text:style-name="P1"><text:span text:style-name="T1">de text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cm" svg:height="1cm" svg:x="6.5cm" svg:y="1.75cm">
          <text:p text:style-name="P1"><text:span text:style-name="T1">Buscar personaj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4cm" svg:height="2cm" svg:x="6.5cm" svg:y="7.75cm">
          <text:p text:style-name="P2"><text:span text:style-name="T1">¿Se encuentra en </text:span></text:p>
          <text:p text:style-name="P2"><text:span text:style-name="T1">la base de dato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8.5cm" svg:y1="2.75cm" svg:x2="8.5cm" svg:y2="4.5cm" draw:start-shape="id1" draw:start-glue-point="8" draw:end-shape="id2" draw:end-glue-point="0" svg:d="M8500 2750v1750" svg:viewBox="0 0 1 1751">
          <text:p/>
        </draw:connector>
        <draw:connector draw:style-name="gr5" draw:text-style-name="P3" draw:layer="layout" draw:type="line" svg:x1="8.5cm" svg:y1="6.25cm" svg:x2="8.5cm" svg:y2="7.75cm" draw:start-shape="id2" draw:start-glue-point="2" draw:end-shape="id3" draw:end-glue-point="4" svg:d="M8500 6250v1500" svg:viewBox="0 0 1 1501">
          <text:p/>
        </draw:connector>
        <draw:custom-shape draw:style-name="gr6" draw:text-style-name="P1" xml:id="id4" draw:id="id4" draw:layer="layout" svg:width="4.25cm" svg:height="2cm" svg:x="14.75cm" svg:y="7.75cm">
          <text:p text:style-name="P2"><text:span text:style-name="T1">Alerta</text:span></text:p>
          <text:p text:style-name="P2"><text:span text:style-name="T1">“</text:span><text:span text:style-name="T1">No se encontraron datos”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0.5cm" svg:y1="8.75cm" svg:x2="14.75cm" svg:y2="8.75cm" draw:start-shape="id3" draw:start-glue-point="7" draw:end-shape="id4" draw:end-glue-point="3" svg:d="M10500 8750h4250" svg:viewBox="0 0 4251 1">
          <text:p text:style-name="P2"><text:span text:style-name="T1">no</text:span></text:p>
        </draw:connector>
        <draw:connector draw:style-name="gr8" draw:text-style-name="P3" draw:layer="layout" svg:x1="16.875cm" svg:y1="7.75cm" svg:x2="11.25cm" svg:y2="5.375cm" draw:start-shape="id4" draw:start-glue-point="0" draw:end-shape="id2" draw:end-glue-point="1" svg:d="M16875 7750v-2375h-5625" svg:viewBox="0 0 5626 2376">
          <text:p/>
        </draw:connector>
        <draw:custom-shape draw:style-name="gr9" draw:text-style-name="P1" xml:id="id5" draw:id="id5" draw:layer="layout" svg:width="5cm" svg:height="1.5cm" svg:x="6cm" svg:y="11.5cm">
          <text:p text:style-name="P2"><text:span text:style-name="T1">Mostra los datos obtenidos</text:span></text:p>
          <text:p text:style-name="P2"><text:span text:style-name="T1">en la tabla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8.5cm" svg:y1="9.75cm" svg:x2="8.5cm" svg:y2="11.5cm" draw:start-shape="id3" draw:start-glue-point="6" draw:end-shape="id5" draw:end-glue-point="0" svg:d="M8500 9750v1750" svg:viewBox="0 0 1 1751">
          <text:p text:style-name="P2"><text:span text:style-name="T1">si</text:span></text:p>
        </draw:connector>
        <draw:custom-shape draw:style-name="gr11" draw:text-style-name="P1" xml:id="id7" draw:id="id7" draw:layer="layout" svg:width="3cm" svg:height="1cm" svg:x="7cm" svg:y="19cm">
          <text:p text:style-name="P2"><text:span text:style-name="T1">Fin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6" draw:id="id6" draw:layer="layout" svg:width="5cm" svg:height="2cm" svg:x="6cm" svg:y="14.5cm">
          <text:p text:style-name="P2"><text:span text:style-name="T1">¿El usuario pulsa </text:span></text:p>
          <text:p text:style-name="P2"><text:span text:style-name="T1">“</text:span><text:span text:style-name="T1">Ver mas” del</text:span></text:p>
          <text:p text:style-name="P2"><text:span text:style-name="T1">personaj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3" draw:layer="layout" svg:x1="8.5cm" svg:y1="13cm" svg:x2="8.5cm" svg:y2="14.5cm" draw:start-shape="id5" draw:start-glue-point="2" draw:end-shape="id6" draw:end-glue-point="4" svg:d="M8500 13000v1500" svg:viewBox="0 0 1 1501">
          <text:p/>
        </draw:connector>
        <draw:connector draw:style-name="gr14" draw:text-style-name="P4" draw:layer="layout" svg:x1="8.5cm" svg:y1="16.5cm" svg:x2="8.5cm" svg:y2="19cm" draw:start-shape="id6" draw:start-glue-point="6" draw:end-shape="id7" draw:end-glue-point="0" svg:d="M8500 16500v2500" svg:viewBox="0 0 1 2501">
          <text:p text:style-name="P2"><text:span text:style-name="T1">no</text:span></text:p>
        </draw:connector>
        <draw:custom-shape draw:style-name="gr15" draw:text-style-name="P1" xml:id="id8" draw:id="id8" draw:layer="layout" svg:width="3.75cm" svg:height="2cm" svg:x="15cm" svg:y="14.5cm">
          <text:p text:style-name="P2"><text:span text:style-name="T1">Mostrar caja con</text:span></text:p>
          <text:p text:style-name="P2"><text:span text:style-name="T1">más información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1cm" svg:y1="15.5cm" svg:x2="15cm" svg:y2="15.5cm" draw:start-shape="id6" draw:start-glue-point="7" draw:end-shape="id8" draw:end-glue-point="3" svg:d="M11000 15500h4000" svg:viewBox="0 0 4001 1">
          <text:p text:style-name="P2"><text:span text:style-name="T1">si</text:span></text:p>
        </draw:connector>
        <draw:connector draw:style-name="gr17" draw:text-style-name="P3" draw:layer="layout" svg:x1="16.875cm" svg:y1="16.5cm" svg:x2="10cm" svg:y2="19.5cm" draw:start-shape="id8" draw:start-glue-point="2" draw:end-shape="id7" draw:end-glue-point="1" svg:d="M16875 16500v3000h-6875" svg:viewBox="0 0 6876 3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2">
  <office:meta>
    <meta:creation-date>2022-11-16T09:55:30.847143621</meta:creation-date>
    <dc:date>2022-11-16T10:13:05.850170539</dc:date>
    <meta:editing-duration>PT5M41S</meta:editing-duration>
    <meta:editing-cycles>1</meta:editing-cycles>
    <meta:document-statistic meta:object-count="17"/>
    <meta:generator>LibreOffice/7.1.3.2$Linux_X86_64 LibreOffice_project/10$Build-2</meta:generator>
  </office:meta>
</office:document-meta>
</file>